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319in"/>
    </style:style>
    <style:style style:name="co2" style:family="table-column">
      <style:table-column-properties fo:break-before="auto" style:column-width="0.7484in"/>
    </style:style>
    <style:style style:name="co3" style:family="table-column">
      <style:table-column-properties fo:break-before="auto" style:column-width="0.552in"/>
    </style:style>
    <style:style style:name="co4" style:family="table-column">
      <style:table-column-properties fo:break-before="auto" style:column-width="2.0756in"/>
    </style:style>
    <style:style style:name="co5" style:family="table-column">
      <style:table-column-properties fo:break-before="auto" style:column-width="0.9547in"/>
    </style:style>
    <style:style style:name="co6" style:family="table-column">
      <style:table-column-properties fo:break-before="auto" style:column-width="1.0728in"/>
    </style:style>
    <style:style style:name="co7" style:family="table-column">
      <style:table-column-properties fo:break-before="auto" style:column-width="1.161in"/>
    </style:style>
    <style:style style:name="co8" style:family="table-column">
      <style:table-column-properties fo:break-before="auto" style:column-width="0.9102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2pt" style:font-size-asian="12pt" style:font-size-complex="12pt"/>
    </style:style>
    <style:style style:name="ce1" style:family="table-cell" style:parent-style-name="Default">
      <style:table-cell-properties fo:background-color="#ff0000"/>
      <style:text-properties fo:color="#ffffff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" table:default-cell-style-name="ce2"/>
        <table:table-column table:style-name="co7" table:default-cell-style-name="ce2"/>
        <table:table-column table:style-name="co8" table:number-columns-repeated="1008" table:default-cell-style-name="ce2"/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CPU</text:p>
          </table:table-cell>
          <table:table-cell table:style-name="ce1" office:value-type="string" calcext:value-type="string">
            <text:p>CORE #</text:p>
          </table:table-cell>
          <table:table-cell table:style-name="ce1" office:value-type="string" calcext:value-type="string">
            <text:p>RAM</text:p>
          </table:table-cell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THREAD #</text:p>
          </table:table-cell>
          <table:table-cell table:style-name="ce1" office:value-type="string" calcext:value-type="string">
            <text:p><text:s/>i = 1 (s)</text:p>
          </table:table-cell>
          <table:table-cell table:style-name="ce1" office:value-type="string" calcext:value-type="string">
            <text:p><text:s/>i = 2 <text:s/>(s)</text:p>
          </table:table-cell>
          <table:table-cell table:style-name="ce1" office:value-type="string" calcext:value-type="string">
            <text:p><text:s/>i = 3 <text:s/>(s)</text:p>
          </table:table-cell>
          <table:table-cell table:style-name="ce1" office:value-type="string" calcext:value-type="string">
            <text:p><text:s/>i = 4 <text:s/>(s)</text:p>
          </table:table-cell>
          <table:table-cell table:style-name="ce1" office:value-type="string" calcext:value-type="string">
            <text:p><text:s/>i = 5 <text:s/>(s)</text:p>
          </table:table-cell>
          <table:table-cell table:style-name="ce1" office:value-type="string" calcext:value-type="string">
            <text:p><text:s/>i = 6 <text:s/>(s)</text:p>
          </table:table-cell>
          <table:table-cell table:style-name="ce1" office:value-type="string" calcext:value-type="string">
            <text:p><text:s/>i = 7 <text:s/>(s)</text:p>
          </table:table-cell>
          <table:table-cell table:style-name="ce1" office:value-type="string" calcext:value-type="string">
            <text:p><text:s/>i = 8 <text:s/>(s)</text:p>
          </table:table-cell>
          <table:table-cell table:style-name="ce1" office:value-type="string" calcext:value-type="string">
            <text:p><text:s/>i = 9 <text:s/>(s)</text:p>
          </table:table-cell>
          <table:table-cell table:style-name="ce1" office:value-type="string" calcext:value-type="string">
            <text:p><text:s/>i = 10 <text:s/>(s)</text:p>
          </table:table-cell>
          <table:table-cell table:style-name="ce1" office:value-type="string" calcext:value-type="string">
            <text:p>AVG (s)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YZEN 5700U</text:p>
          </table:table-cell>
          <table:table-cell office:value-type="string" calcext:value-type="string">
            <text:p>8C/16T</text:p>
          </table:table-cell>
          <table:table-cell office:value-type="string" calcext:value-type="string">
            <text:p>16GB</text:p>
          </table:table-cell>
          <table:table-cell office:value-type="string" calcext:value-type="string">
            <text:p>1000-nodes-raw 200 BS</text:p>
          </table:table-cell>
          <table:table-cell office:value-type="float" office:value="2" calcext:value-type="float">
            <text:p>2</text:p>
          </table:table-cell>
          <table:table-cell office:value-type="float" office:value="0.035752542" calcext:value-type="float">
            <text:p>0.035752542</text:p>
          </table:table-cell>
          <table:table-cell office:value-type="float" office:value="0.013964766" calcext:value-type="float">
            <text:p>0.013964766</text:p>
          </table:table-cell>
          <table:table-cell office:value-type="float" office:value="0.007206986" calcext:value-type="float">
            <text:p>0.007206986</text:p>
          </table:table-cell>
          <table:table-cell office:value-type="float" office:value="0.01135172" calcext:value-type="float">
            <text:p>0.01135172</text:p>
          </table:table-cell>
          <table:table-cell office:value-type="float" office:value="0.006087634" calcext:value-type="float">
            <text:p>0.006087634</text:p>
          </table:table-cell>
          <table:table-cell office:value-type="float" office:value="0.007620287" calcext:value-type="float">
            <text:p>0.007620287</text:p>
          </table:table-cell>
          <table:table-cell office:value-type="float" office:value="0.006021024" calcext:value-type="float">
            <text:p>0.006021024</text:p>
          </table:table-cell>
          <table:table-cell office:value-type="float" office:value="0.007513238" calcext:value-type="float">
            <text:p>0.007513238</text:p>
          </table:table-cell>
          <table:table-cell office:value-type="float" office:value="0.006767743" calcext:value-type="float">
            <text:p>0.006767743</text:p>
          </table:table-cell>
          <table:table-cell office:value-type="float" office:value="0.007583885" calcext:value-type="float">
            <text:p>0.007583885</text:p>
          </table:table-cell>
          <table:table-cell table:formula="of:=([.F5]+[.G5]+[.H5]+[.I5]+[.J5]+[.K5]+[.L5]+[.M5]+[.N5]+[.O5])/10" office:value-type="float" office:value="0.0109869825" calcext:value-type="float">
            <text:p>0.010986982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YZEN 5700U</text:p>
          </table:table-cell>
          <table:table-cell office:value-type="string" calcext:value-type="string">
            <text:p>8C/16T</text:p>
          </table:table-cell>
          <table:table-cell office:value-type="string" calcext:value-type="string">
            <text:p>16GB</text:p>
          </table:table-cell>
          <table:table-cell office:value-type="string" calcext:value-type="string">
            <text:p>1000-nodes-raw 200 BS</text:p>
          </table:table-cell>
          <table:table-cell office:value-type="float" office:value="4" calcext:value-type="float">
            <text:p>4</text:p>
          </table:table-cell>
          <table:table-cell office:value-type="float" office:value="0.043735628" calcext:value-type="float">
            <text:p>0.043735628</text:p>
          </table:table-cell>
          <table:table-cell office:value-type="float" office:value="0.016753737" calcext:value-type="float">
            <text:p>0.016753737</text:p>
          </table:table-cell>
          <table:table-cell office:value-type="float" office:value="0.006778323" calcext:value-type="float">
            <text:p>0.006778323</text:p>
          </table:table-cell>
          <table:table-cell office:value-type="float" office:value="0.006763676" calcext:value-type="float">
            <text:p>0.006763676</text:p>
          </table:table-cell>
          <table:table-cell office:value-type="float" office:value="0.004945643" calcext:value-type="float">
            <text:p>0.004945643</text:p>
          </table:table-cell>
          <table:table-cell office:value-type="float" office:value="0.007271687" calcext:value-type="float">
            <text:p>0.007271687</text:p>
          </table:table-cell>
          <table:table-cell office:value-type="float" office:value="0.004741557" calcext:value-type="float">
            <text:p>0.004741557</text:p>
          </table:table-cell>
          <table:table-cell office:value-type="float" office:value="0.005702364" calcext:value-type="float">
            <text:p>0.005702364</text:p>
          </table:table-cell>
          <table:table-cell office:value-type="float" office:value="0.004436131" calcext:value-type="float">
            <text:p>0.004436131</text:p>
          </table:table-cell>
          <table:table-cell office:value-type="float" office:value="0.004398724" calcext:value-type="float">
            <text:p>0.004398724</text:p>
          </table:table-cell>
          <table:table-cell table:formula="of:=([.F6]+[.G6]+[.H6]+[.I6]+[.J6]+[.K6]+[.L6]+[.M6]+[.N6]+[.O6])/10" office:value-type="float" office:value="0.010552747" calcext:value-type="float">
            <text:p>0.01055274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YZEN 5700U</text:p>
          </table:table-cell>
          <table:table-cell office:value-type="string" calcext:value-type="string">
            <text:p>8C/16T</text:p>
          </table:table-cell>
          <table:table-cell office:value-type="string" calcext:value-type="string">
            <text:p>16GB</text:p>
          </table:table-cell>
          <table:table-cell office:value-type="string" calcext:value-type="string">
            <text:p>10000-nodes-raw 200 BS</text:p>
          </table:table-cell>
          <table:table-cell office:value-type="float" office:value="2" calcext:value-type="float">
            <text:p>2</text:p>
          </table:table-cell>
          <table:table-cell office:value-type="float" office:value="0.12875973" calcext:value-type="float">
            <text:p>0.12875973</text:p>
          </table:table-cell>
          <table:table-cell office:value-type="float" office:value="0.040235097" calcext:value-type="float">
            <text:p>0.040235097</text:p>
          </table:table-cell>
          <table:table-cell office:value-type="float" office:value="0.050395636" calcext:value-type="float">
            <text:p>0.050395636</text:p>
          </table:table-cell>
          <table:table-cell office:value-type="float" office:value="0.046365627" calcext:value-type="float">
            <text:p>0.046365627</text:p>
          </table:table-cell>
          <table:table-cell office:value-type="float" office:value="0.033583422" calcext:value-type="float">
            <text:p>0.033583422</text:p>
          </table:table-cell>
          <table:table-cell office:value-type="float" office:value="0.031959709" calcext:value-type="float">
            <text:p>0.031959709</text:p>
          </table:table-cell>
          <table:table-cell office:value-type="float" office:value="0.036031529" calcext:value-type="float">
            <text:p>0.036031529</text:p>
          </table:table-cell>
          <table:table-cell office:value-type="float" office:value="0.043452742" calcext:value-type="float">
            <text:p>0.043452742</text:p>
          </table:table-cell>
          <table:table-cell office:value-type="float" office:value="0.023535252" calcext:value-type="float">
            <text:p>0.023535252</text:p>
          </table:table-cell>
          <table:table-cell office:value-type="float" office:value="0.027011442" calcext:value-type="float">
            <text:p>0.027011442</text:p>
          </table:table-cell>
          <table:table-cell table:formula="of:=([.F7]+[.G7]+[.H7]+[.I7]+[.J7]+[.K7]+[.L7]+[.M7]+[.N7]+[.O7])/10" office:value-type="float" office:value="0.0461330186" calcext:value-type="float">
            <text:p>0.046133018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YZEN 5700U</text:p>
          </table:table-cell>
          <table:table-cell office:value-type="string" calcext:value-type="string">
            <text:p>8C/16T</text:p>
          </table:table-cell>
          <table:table-cell office:value-type="string" calcext:value-type="string">
            <text:p>16GB</text:p>
          </table:table-cell>
          <table:table-cell office:value-type="string" calcext:value-type="string">
            <text:p>10000-nodes-raw 200 BS</text:p>
          </table:table-cell>
          <table:table-cell office:value-type="float" office:value="4" calcext:value-type="float">
            <text:p>4</text:p>
          </table:table-cell>
          <table:table-cell office:value-type="float" office:value="0.106322431" calcext:value-type="float">
            <text:p>0.106322431</text:p>
          </table:table-cell>
          <table:table-cell office:value-type="float" office:value="0.12833744" calcext:value-type="float">
            <text:p>0.12833744</text:p>
          </table:table-cell>
          <table:table-cell office:value-type="float" office:value="0.039762853" calcext:value-type="float">
            <text:p>0.039762853</text:p>
          </table:table-cell>
          <table:table-cell office:value-type="float" office:value="0.046008088" calcext:value-type="float">
            <text:p>0.046008088</text:p>
          </table:table-cell>
          <table:table-cell office:value-type="float" office:value="0.013330128" calcext:value-type="float">
            <text:p>0.013330128</text:p>
          </table:table-cell>
          <table:table-cell office:value-type="float" office:value="0.019312941" calcext:value-type="float">
            <text:p>0.019312941</text:p>
          </table:table-cell>
          <table:table-cell office:value-type="float" office:value="0.020366776" calcext:value-type="float">
            <text:p>0.020366776</text:p>
          </table:table-cell>
          <table:table-cell office:value-type="float" office:value="0.017497334" calcext:value-type="float">
            <text:p>0.017497334</text:p>
          </table:table-cell>
          <table:table-cell office:value-type="float" office:value="0.016627349" calcext:value-type="float">
            <text:p>0.016627349</text:p>
          </table:table-cell>
          <table:table-cell office:value-type="float" office:value="0.015579321" calcext:value-type="float">
            <text:p>0.015579321</text:p>
          </table:table-cell>
          <table:table-cell table:formula="of:=([.F8]+[.G8]+[.H8]+[.I8]+[.J8]+[.K8]+[.L8]+[.M8]+[.N8]+[.O8])/10" office:value-type="float" office:value="0.0423144661" calcext:value-type="float">
            <text:p>0.042314466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YZEN 5700U</text:p>
          </table:table-cell>
          <table:table-cell office:value-type="string" calcext:value-type="string">
            <text:p>8C/16T</text:p>
          </table:table-cell>
          <table:table-cell office:value-type="string" calcext:value-type="string">
            <text:p>16GB</text:p>
          </table:table-cell>
          <table:table-cell office:value-type="string" calcext:value-type="string">
            <text:p>100000-nodes-raw 200 BS</text:p>
          </table:table-cell>
          <table:table-cell office:value-type="float" office:value="2" calcext:value-type="float">
            <text:p>2</text:p>
          </table:table-cell>
          <table:table-cell office:value-type="float" office:value="0.511654117" calcext:value-type="float">
            <text:p>0.511654117</text:p>
          </table:table-cell>
          <table:table-cell office:value-type="float" office:value="0.25266805" calcext:value-type="float">
            <text:p>0.25266805</text:p>
          </table:table-cell>
          <table:table-cell office:value-type="float" office:value="0.266009079" calcext:value-type="float">
            <text:p>0.266009079</text:p>
          </table:table-cell>
          <table:table-cell office:value-type="float" office:value="0.229246777" calcext:value-type="float">
            <text:p>0.229246777</text:p>
          </table:table-cell>
          <table:table-cell office:value-type="float" office:value="0.23908445" calcext:value-type="float">
            <text:p>0.23908445</text:p>
          </table:table-cell>
          <table:table-cell office:value-type="float" office:value="0.231831047" calcext:value-type="float">
            <text:p>0.231831047</text:p>
          </table:table-cell>
          <table:table-cell office:value-type="float" office:value="0.234933426" calcext:value-type="float">
            <text:p>0.234933426</text:p>
          </table:table-cell>
          <table:table-cell office:value-type="float" office:value="0.221998197" calcext:value-type="float">
            <text:p>0.221998197</text:p>
          </table:table-cell>
          <table:table-cell office:value-type="float" office:value="0.236489142" calcext:value-type="float">
            <text:p>0.236489142</text:p>
          </table:table-cell>
          <table:table-cell office:value-type="float" office:value="0.247582986" calcext:value-type="float">
            <text:p>0.247582986</text:p>
          </table:table-cell>
          <table:table-cell table:formula="of:=([.F9]+[.G9]+[.H9]+[.I9]+[.J9]+[.K9]+[.L9]+[.M9]+[.N9]+[.O9])/10" office:value-type="float" office:value="0.2671497271" calcext:value-type="float">
            <text:p>0.267149727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YZEN 5700U</text:p>
          </table:table-cell>
          <table:table-cell office:value-type="string" calcext:value-type="string">
            <text:p>8C/16T</text:p>
          </table:table-cell>
          <table:table-cell office:value-type="string" calcext:value-type="string">
            <text:p>16GB</text:p>
          </table:table-cell>
          <table:table-cell office:value-type="string" calcext:value-type="string">
            <text:p>100000-nodes-raw 200 BS</text:p>
          </table:table-cell>
          <table:table-cell office:value-type="float" office:value="4" calcext:value-type="float">
            <text:p>4</text:p>
          </table:table-cell>
          <table:table-cell office:value-type="float" office:value="0.385831682" calcext:value-type="float">
            <text:p>0.385831682</text:p>
          </table:table-cell>
          <table:table-cell office:value-type="float" office:value="0.186212265" calcext:value-type="float">
            <text:p>0.186212265</text:p>
          </table:table-cell>
          <table:table-cell office:value-type="float" office:value="0.158212405" calcext:value-type="float">
            <text:p>0.158212405</text:p>
          </table:table-cell>
          <table:table-cell office:value-type="float" office:value="0.142963699" calcext:value-type="float">
            <text:p>0.142963699</text:p>
          </table:table-cell>
          <table:table-cell office:value-type="float" office:value="0.140162021" calcext:value-type="float">
            <text:p>0.140162021</text:p>
          </table:table-cell>
          <table:table-cell office:value-type="float" office:value="0.136952765" calcext:value-type="float">
            <text:p>0.136952765</text:p>
          </table:table-cell>
          <table:table-cell office:value-type="float" office:value="0.141264585" calcext:value-type="float">
            <text:p>0.141264585</text:p>
          </table:table-cell>
          <table:table-cell office:value-type="float" office:value="0.152807221" calcext:value-type="float">
            <text:p>0.152807221</text:p>
          </table:table-cell>
          <table:table-cell office:value-type="float" office:value="0.144868866" calcext:value-type="float">
            <text:p>0.144868866</text:p>
          </table:table-cell>
          <table:table-cell office:value-type="float" office:value="0.145948843" calcext:value-type="float">
            <text:p>0.145948843</text:p>
          </table:table-cell>
          <table:table-cell table:formula="of:=([.F10]+[.G10]+[.H10]+[.I10]+[.J10]+[.K10]+[.L10]+[.M10]+[.N10]+[.O10])/10" office:value-type="float" office:value="0.1735224352" calcext:value-type="float">
            <text:p>0.173522435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ortex-A72 (ARM v8)</text:p>
          </table:table-cell>
          <table:table-cell office:value-type="string" calcext:value-type="string">
            <text:p>4C/4T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1000-nodes-raw 200 BS</text:p>
          </table:table-cell>
          <table:table-cell office:value-type="float" office:value="2" calcext:value-type="float">
            <text:p>2</text:p>
          </table:table-cell>
          <table:table-cell office:value-type="float" office:value="0.127624416" calcext:value-type="float">
            <text:p>0.127624416</text:p>
          </table:table-cell>
          <table:table-cell office:value-type="float" office:value="0.037956952" calcext:value-type="float">
            <text:p>0.037956952</text:p>
          </table:table-cell>
          <table:table-cell office:value-type="float" office:value="0.032729307" calcext:value-type="float">
            <text:p>0.032729307</text:p>
          </table:table-cell>
          <table:table-cell office:value-type="float" office:value="0.034008117" calcext:value-type="float">
            <text:p>0.034008117</text:p>
          </table:table-cell>
          <table:table-cell office:value-type="float" office:value="0.046219689" calcext:value-type="float">
            <text:p>0.046219689</text:p>
          </table:table-cell>
          <table:table-cell office:value-type="float" office:value="0.037889083" calcext:value-type="float">
            <text:p>0.037889083</text:p>
          </table:table-cell>
          <table:table-cell office:value-type="float" office:value="0.029762047" calcext:value-type="float">
            <text:p>0.029762047</text:p>
          </table:table-cell>
          <table:table-cell office:value-type="float" office:value="0.028011616" calcext:value-type="float">
            <text:p>0.028011616</text:p>
          </table:table-cell>
          <table:table-cell office:value-type="float" office:value="0.016114705" calcext:value-type="float">
            <text:p>0.016114705</text:p>
          </table:table-cell>
          <table:table-cell office:value-type="float" office:value="0.022155112" calcext:value-type="float">
            <text:p>0.022155112</text:p>
          </table:table-cell>
          <table:table-cell table:formula="of:=([.F11]+[.G11]+[.H11]+[.I11]+[.J11]+[.K11]+[.L11]+[.M11]+[.N11]+[.O11])/10" office:value-type="float" office:value="0.0412471044" calcext:value-type="float">
            <text:p>0.041247104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ortex-A72 (ARM v8)</text:p>
          </table:table-cell>
          <table:table-cell office:value-type="string" calcext:value-type="string">
            <text:p>4C/4T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1000-nodes-raw 200 BS</text:p>
          </table:table-cell>
          <table:table-cell office:value-type="float" office:value="4" calcext:value-type="float">
            <text:p>4</text:p>
          </table:table-cell>
          <table:table-cell office:value-type="float" office:value="0.182214727" calcext:value-type="float">
            <text:p>0.182214727</text:p>
          </table:table-cell>
          <table:table-cell office:value-type="float" office:value="0.037460868" calcext:value-type="float">
            <text:p>0.037460868</text:p>
          </table:table-cell>
          <table:table-cell office:value-type="float" office:value="0.022150964" calcext:value-type="float">
            <text:p>0.022150964</text:p>
          </table:table-cell>
          <table:table-cell office:value-type="float" office:value="0.028342331" calcext:value-type="float">
            <text:p>0.028342331</text:p>
          </table:table-cell>
          <table:table-cell office:value-type="float" office:value="0.034705085" calcext:value-type="float">
            <text:p>0.034705085</text:p>
          </table:table-cell>
          <table:table-cell office:value-type="float" office:value="0.020454254" calcext:value-type="float">
            <text:p>0.020454254</text:p>
          </table:table-cell>
          <table:table-cell office:value-type="float" office:value="0.027412367" calcext:value-type="float">
            <text:p>0.027412367</text:p>
          </table:table-cell>
          <table:table-cell office:value-type="float" office:value="0.015796432" calcext:value-type="float">
            <text:p>0.015796432</text:p>
          </table:table-cell>
          <table:table-cell office:value-type="float" office:value="0.013223794" calcext:value-type="float">
            <text:p>0.013223794</text:p>
          </table:table-cell>
          <table:table-cell office:value-type="float" office:value="0.018372199" calcext:value-type="float">
            <text:p>0.018372199</text:p>
          </table:table-cell>
          <table:table-cell table:formula="of:=([.F12]+[.G12]+[.H12]+[.I12]+[.J12]+[.K12]+[.L12]+[.M12]+[.N12]+[.O12])/10" office:value-type="float" office:value="0.0400133021" calcext:value-type="float">
            <text:p>0.040013302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ortex-A72 (ARM v8)</text:p>
          </table:table-cell>
          <table:table-cell office:value-type="string" calcext:value-type="string">
            <text:p>4C/4T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10000-nodes-raw 200 BS</text:p>
          </table:table-cell>
          <table:table-cell office:value-type="float" office:value="2" calcext:value-type="float">
            <text:p>2</text:p>
          </table:table-cell>
          <table:table-cell office:value-type="float" office:value="0.796334272" calcext:value-type="float">
            <text:p>0.796334272</text:p>
          </table:table-cell>
          <table:table-cell office:value-type="float" office:value="0.166633771" calcext:value-type="float">
            <text:p>0.166633771</text:p>
          </table:table-cell>
          <table:table-cell office:value-type="float" office:value="0.107885035" calcext:value-type="float">
            <text:p>0.107885035</text:p>
          </table:table-cell>
          <table:table-cell office:value-type="float" office:value="0.104236806" calcext:value-type="float">
            <text:p>0.104236806</text:p>
          </table:table-cell>
          <table:table-cell office:value-type="float" office:value="0.077543982" calcext:value-type="float">
            <text:p>0.077543982</text:p>
          </table:table-cell>
          <table:table-cell office:value-type="float" office:value="0.084871014" calcext:value-type="float">
            <text:p>0.084871014</text:p>
          </table:table-cell>
          <table:table-cell office:value-type="float" office:value="0.129976852" calcext:value-type="float">
            <text:p>0.129976852</text:p>
          </table:table-cell>
          <table:table-cell office:value-type="float" office:value="0.098681631" calcext:value-type="float">
            <text:p>0.098681631</text:p>
          </table:table-cell>
          <table:table-cell office:value-type="float" office:value="0.088389486" calcext:value-type="float">
            <text:p>0.088389486</text:p>
          </table:table-cell>
          <table:table-cell office:value-type="float" office:value="0.089671741" calcext:value-type="float">
            <text:p>0.089671741</text:p>
          </table:table-cell>
          <table:table-cell table:formula="of:=([.F13]+[.G13]+[.H13]+[.I13]+[.J13]+[.K13]+[.L13]+[.M13]+[.N13]+[.O13])/10" office:value-type="float" office:value="0.174422459" calcext:value-type="float">
            <text:p>0.17442245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ortex-A72 (ARM v8)</text:p>
          </table:table-cell>
          <table:table-cell office:value-type="string" calcext:value-type="string">
            <text:p>4C/4T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10000-nodes-raw 200 BS</text:p>
          </table:table-cell>
          <table:table-cell office:value-type="float" office:value="4" calcext:value-type="float">
            <text:p>4</text:p>
          </table:table-cell>
          <table:table-cell office:value-type="float" office:value="0.668370108" calcext:value-type="float">
            <text:p>0.668370108</text:p>
          </table:table-cell>
          <table:table-cell office:value-type="float" office:value="0.198344633" calcext:value-type="float">
            <text:p>0.198344633</text:p>
          </table:table-cell>
          <table:table-cell office:value-type="float" office:value="0.10079737" calcext:value-type="float">
            <text:p>0.10079737</text:p>
          </table:table-cell>
          <table:table-cell office:value-type="float" office:value="0.088476412" calcext:value-type="float">
            <text:p>0.088476412</text:p>
          </table:table-cell>
          <table:table-cell office:value-type="float" office:value="0.063248949" calcext:value-type="float">
            <text:p>0.063248949</text:p>
          </table:table-cell>
          <table:table-cell office:value-type="float" office:value="0.075391781" calcext:value-type="float">
            <text:p>0.075391781</text:p>
          </table:table-cell>
          <table:table-cell office:value-type="float" office:value="0.092160307" calcext:value-type="float">
            <text:p>0.092160307</text:p>
          </table:table-cell>
          <table:table-cell office:value-type="float" office:value="0.074227951" calcext:value-type="float">
            <text:p>0.074227951</text:p>
          </table:table-cell>
          <table:table-cell office:value-type="float" office:value="0.064536943" calcext:value-type="float">
            <text:p>0.064536943</text:p>
          </table:table-cell>
          <table:table-cell office:value-type="float" office:value="0.064724996" calcext:value-type="float">
            <text:p>0.064724996</text:p>
          </table:table-cell>
          <table:table-cell table:formula="of:=([.F14]+[.G14]+[.H14]+[.I14]+[.J14]+[.K14]+[.L14]+[.M14]+[.N14]+[.O14])/10" office:value-type="float" office:value="0.149027945" calcext:value-type="float">
            <text:p>0.14902794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ortex-A72 (ARM v8)</text:p>
          </table:table-cell>
          <table:table-cell office:value-type="string" calcext:value-type="string">
            <text:p>4C/4T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100000-nodes-raw 200 BS</text:p>
          </table:table-cell>
          <table:table-cell office:value-type="float" office:value="2" calcext:value-type="float">
            <text:p>2</text:p>
          </table:table-cell>
          <table:table-cell office:value-type="float" office:value="1.881428951" calcext:value-type="float">
            <text:p>1.881428951</text:p>
          </table:table-cell>
          <table:table-cell office:value-type="float" office:value="0.938704513" calcext:value-type="float">
            <text:p>0.938704513</text:p>
          </table:table-cell>
          <table:table-cell office:value-type="float" office:value="0.790247612" calcext:value-type="float">
            <text:p>0.790247612</text:p>
          </table:table-cell>
          <table:table-cell office:value-type="float" office:value="0.779026635" calcext:value-type="float">
            <text:p>0.779026635</text:p>
          </table:table-cell>
          <table:table-cell office:value-type="float" office:value="1.163008879" calcext:value-type="float">
            <text:p>1.163008879</text:p>
          </table:table-cell>
          <table:table-cell office:value-type="float" office:value="1.115555425" calcext:value-type="float">
            <text:p>1.115555425</text:p>
          </table:table-cell>
          <table:table-cell office:value-type="float" office:value="1.110185024" calcext:value-type="float">
            <text:p>1.110185024</text:p>
          </table:table-cell>
          <table:table-cell office:value-type="float" office:value="1.108990472" calcext:value-type="float">
            <text:p>1.108990472</text:p>
          </table:table-cell>
          <table:table-cell office:value-type="float" office:value="1.110547425" calcext:value-type="float">
            <text:p>1.110547425</text:p>
          </table:table-cell>
          <table:table-cell office:value-type="float" office:value="1.119915844" calcext:value-type="float">
            <text:p>1.119915844</text:p>
          </table:table-cell>
          <table:table-cell table:formula="of:=([.F15]+[.G15]+[.H15]+[.I15]+[.J15]+[.K15]+[.L15]+[.M15]+[.N15]+[.O15])/10" office:value-type="float" office:value="1.111761078" calcext:value-type="float">
            <text:p>1.11176107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ortex-A72 (ARM v8)</text:p>
          </table:table-cell>
          <table:table-cell office:value-type="string" calcext:value-type="string">
            <text:p>4C/4T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100000-nodes-raw 200 BS</text:p>
          </table:table-cell>
          <table:table-cell office:value-type="float" office:value="4" calcext:value-type="float">
            <text:p>4</text:p>
          </table:table-cell>
          <table:table-cell office:value-type="float" office:value="2.754452004" calcext:value-type="float">
            <text:p>2.754452004</text:p>
          </table:table-cell>
          <table:table-cell office:value-type="float" office:value="1.043458768" calcext:value-type="float">
            <text:p>1.043458768</text:p>
          </table:table-cell>
          <table:table-cell office:value-type="float" office:value="0.801677373" calcext:value-type="float">
            <text:p>0.801677373</text:p>
          </table:table-cell>
          <table:table-cell office:value-type="float" office:value="0.750040781" calcext:value-type="float">
            <text:p>0.750040781</text:p>
          </table:table-cell>
          <table:table-cell office:value-type="float" office:value="0.788873131" calcext:value-type="float">
            <text:p>0.788873131</text:p>
          </table:table-cell>
          <table:table-cell office:value-type="float" office:value="0.732897936" calcext:value-type="float">
            <text:p>0.732897936</text:p>
          </table:table-cell>
          <table:table-cell office:value-type="float" office:value="0.732473888" calcext:value-type="float">
            <text:p>0.732473888</text:p>
          </table:table-cell>
          <table:table-cell office:value-type="float" office:value="0.627793156" calcext:value-type="float">
            <text:p>0.627793156</text:p>
          </table:table-cell>
          <table:table-cell office:value-type="float" office:value="0.626649252" calcext:value-type="float">
            <text:p>0.626649252</text:p>
          </table:table-cell>
          <table:table-cell office:value-type="float" office:value="0.556785278" calcext:value-type="float">
            <text:p>0.556785278</text:p>
          </table:table-cell>
          <table:table-cell table:formula="of:=([.F16]+[.G16]+[.H16]+[.I16]+[.J16]+[.K16]+[.L16]+[.M16]+[.N16]+[.O16])/10" office:value-type="float" office:value="0.9415101567" calcext:value-type="float">
            <text:p>0.9415101567</text:p>
          </table:table-cell>
          <table:table-cell table:number-columns-repeated="1008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2">
          <table:table-cell table:style-name="Default" table:number-columns-repeated="16"/>
          <table:table-cell table:number-columns-repeated="1008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3">00/00/0000</text:date>, <text:time style:data-style-name="N2" text:time-value="12:59:43.2569166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0T16:04:40.279382084</meta:creation-date>
    <dc:date>2021-12-13T14:10:57.145310019</dc:date>
    <meta:editing-duration>PT48M35S</meta:editing-duration>
    <meta:editing-cycles>7</meta:editing-cycles>
    <meta:generator>LibreOffice/6.4.7.2$Linux_X86_64 LibreOffice_project/40$Build-2</meta:generator>
    <meta:document-statistic meta:table-count="1" meta:cell-count="208" meta:object-count="0"/>
  </office:meta>
</office:document-meta>
</file>